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ingWebSocketHandlerDecorator.LoggingWebSocketHandlerDecorator( WebSocketHandler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WebSocketHandlerDecorator.afterConnectionClosed( WebSocketSession session , CloseStatus close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gingWebSocketHandlerDecorator.afterConnectionEstablished( WebSocket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gingWebSocketHandlerDecorator.handleMessage( WebSocketSession session , WebSocketMessage &lt; ? &gt;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gingWebSocketHandlerDecorator.handleTransportError( WebSocketSession session , Throwable exce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